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f73d" officeooo:paragraph-rsid="0011f73d"/>
    </style:style>
    <style:style style:name="P2" style:family="paragraph" style:parent-style-name="Standard">
      <style:text-properties officeooo:rsid="0011fc44" officeooo:paragraph-rsid="0011fc44"/>
    </style:style>
    <style:style style:name="P3" style:family="paragraph" style:parent-style-name="Standard">
      <style:text-properties officeooo:rsid="0011ff35" officeooo:paragraph-rsid="0011ff35"/>
    </style:style>
    <style:style style:name="P4" style:family="paragraph" style:parent-style-name="Standard">
      <style:text-properties officeooo:rsid="0011ff35" officeooo:paragraph-rsid="0011ff35"/>
    </style:style>
    <style:style style:name="T1" style:family="text">
      <style:text-properties officeooo:rsid="0011fc44"/>
    </style:style>
    <style:style style:name="T2" style:family="text">
      <style:text-properties officeooo:rsid="0011ff35"/>
    </style:style>
    <style:style style:name="T3" style:family="text">
      <style:text-properties officeooo:rsid="0012e65c"/>
    </style:style>
    <style:style style:name="T4" style:family="text">
      <style:text-properties officeooo:rsid="00149a6e"/>
    </style:style>
    <style:style style:name="T5" style:family="text">
      <style:text-properties officeooo:rsid="0019a68f"/>
    </style:style>
    <style:style style:name="T6" style:family="text">
      <style:text-properties officeooo:rsid="001bec7d"/>
    </style:style>
    <style:style style:name="T7" style:family="text">
      <style:text-properties officeooo:rsid="001f6aa7"/>
    </style:style>
    <style:style style:name="T8" style:family="text">
      <style:text-properties officeooo:rsid="002114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===Interface: tuplaus-api</text:p>
      <text:p text:style-name="P1"/>
      <text:p text:style-name="P1">GET /</text:p>
      <text:p text:style-name="P1">request <text:span text:style-name="T1">fields:</text:span></text:p>
      <text:p text:style-name="P1">-<text:span text:style-name="T1">playerId – corresponds to player ids in the database. (Authenticated elsewhere.)</text:span></text:p>
      <text:p text:style-name="P1">-<text:span text:style-name="T1">bet – pelaajan panos</text:span></text:p>
      <text:p text:style-name="P1">-<text:span text:style-name="T1">choice – pelaajan valinta, joko "pieni" tai "suuri"</text:span></text:p>
      <text:p text:style-name="P2">responses:</text:p>
      <text:p text:style-name="P2">-403 – "Forbidden" – Invalid <text:span text:style-name="T6">or missing</text:span> player ID</text:p>
      <text:p text:style-name="P2">-400 – "Bad request" – Invalid bet or choice</text:p>
      <text:p text:style-name="P2">-<text:span text:style-name="T5">400 – "Bad request" – missing fields</text:span></text:p>
      <text:p text:style-name="P2">-<text:span text:style-name="T5">400 – "Bad request" – insufficient balance</text:span></text:p>
      <text:p text:style-name="P2">-<text:span text:style-name="T2">200 – response object</text:span></text:p>
      <text:p text:style-name="P3">response object fields:</text:p>
      <text:p text:style-name="P3">-cardCode – randomized card, in form described below</text:p>
      <text:p text:style-name="P3">-<text:span text:style-name="T7">victory – true if the player won, false othervise</text:span></text:p>
      <text:p text:style-name="P3">-<text:span text:style-name="T7">winnings – amount of money won. 0 if the player lost. 2x the bet, if the player won.</text:span></text:p>
      <text:p text:style-name="P3">-<text:span text:style-name="T3">balance – amount of money remaining on the player's account (after applying the winnings)</text:span></text:p>
      <text:p text:style-name="P1"/>
      <text:p text:style-name="P1"/>
      <text:p text:style-name="P3">===Card format (designed by ChatGPT, <text:span text:style-name="T4">but pretty self-explanantory</text:span>)</text:p>
      <text:p text:style-name="P3"/>
      <text:p text:style-name="P3">Suits: Represent the four suits using the first letter of each suit:</text:p>
      <text:p text:style-name="P3"/>
      <text:p text:style-name="P3">S: Spades</text:p>
      <text:p text:style-name="P3">H: Hearts</text:p>
      <text:p text:style-name="P3">D: Diamonds</text:p>
      <text:p text:style-name="P3">C: Clubs</text:p>
      <text:p text:style-name="P3">Ranks: Use the following letters to represent the ranks of the cards:</text:p>
      <text:p text:style-name="P3"/>
      <text:p text:style-name="P3">A: Ace</text:p>
      <text:p text:style-name="P3">2-9: Numeric cards (use the corresponding numbers)</text:p>
      <text:p text:style-name="P3">T: Ten</text:p>
      <text:p text:style-name="P3">J: Jack</text:p>
      <text:p text:style-name="P3">Q: Queen</text:p>
      <text:p text:style-name="P3">K: King</text:p>
      <text:p text:style-name="P3"/>
      <text:p text:style-name="P3">By combining the suit and rank letters, you can represent each card uniquely in a compact way. For example:</text:p>
      <text:p text:style-name="P3">Ace of Spades: A<text:span text:style-name="T8">S</text:span></text:p>
      <text:p text:style-name="P3">Five of Hearts: 5<text:span text:style-name="T8">H</text:span></text:p>
      <text:p text:style-name="P3">Ten of Diamonds: T<text:span text:style-name="T8">D</text:span></text:p>
      <text:p text:style-name="P3">King of Clubs: K<text:span text:style-name="T8">C</text:span></text:p>
      <text:p text:style-name="P3">Using this notation, you can extend it to represent different card combinations or actions as need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30T19:55:13.259000000</meta:creation-date>
    <meta:generator>LibreOffice/6.2.7.1$Windows_X86_64 LibreOffice_project/23edc44b61b830b7d749943e020e96f5a7df63bf</meta:generator>
    <dc:date>2023-06-01T17:20:44.301000000</dc:date>
    <meta:editing-duration>PT20H17M45S</meta:editing-duration>
    <meta:editing-cycles>17</meta:editing-cycles>
    <meta:document-statistic meta:table-count="0" meta:image-count="0" meta:object-count="0" meta:page-count="1" meta:paragraph-count="36" meta:word-count="210" meta:character-count="1307" meta:non-whitespace-character-count="1117"/>
  </office:meta>
</office:document-meta>
</file>